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19.0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4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1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35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95cm" fo:min-width="19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5cm" fo:min-width="12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897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925cm" fo:min-width="12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12cm" fo:min-width="8.0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.44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4.445cm" svg:x="1cm" svg:y="5.445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28cm" svg:height="1.27cm" svg:x="5.762cm" svg:y="1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858cm" svg:x="1.952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858cm" svg:height="3.492cm" svg:x="1.635cm" svg:y="5.762cm">
          <text:p text:style-name="P4"><text:span text:style-name="T1">Weather Summ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445cm" svg:x="1cm" svg:y="24.49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5cm" svg:height="0.962cm" svg:x="9.255cm" svg:y="25.447cm">
          <draw:text-box>
            <text:p>Footer</text:p>
          </draw:text-box>
        </draw:frame>
        <draw:custom-shape draw:style-name="gr7" draw:text-style-name="P2" draw:layer="layout" svg:width="12.7cm" svg:height="1.905cm" svg:x="5.127cm" svg:y="10.207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97cm" svg:height="2.54cm" svg:x="8.303cm" svg:y="12.43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7cm" svg:height="3.175cm" svg:x="5.127cm" svg:y="15.605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572cm" svg:height="4.762cm" svg:x="6.715cm" svg:y="19.415cm">
          <text:p text:style-name="P1">Rental Inventory List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493cm" svg:height="0.806cm" svg:x="16.24cm" svg:y="0cm">
          <draw:text-box>
            <text:p text:style-name="P8">Rentals Pag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9T22:30:46.710000000</meta:creation-date>
    <dc:date>2022-07-19T23:21:06.254000000</dc:date>
    <meta:editing-duration>PT19M42S</meta:editing-duration>
    <meta:editing-cycles>3</meta:editing-cycles>
    <meta:generator>LibreOffice/7.3.4.2$Windows_X86_64 LibreOffice_project/728fec16bd5f605073805c3c9e7c4212a0120dc5</meta:generator>
    <meta:document-statistic meta:object-count="12"/>
  </office:meta>
</office:document-meta>
</file>